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.4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Basal section pyroxene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Idiomorphic - Hypidiomorphic, with basal sections (squares and octagonals)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From medium to high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Beix or och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Weak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Two directions that intertwine around 90º, but not clearly seen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Corrosion in the edge of some crystals<text:s/>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2nd or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Partial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Concentric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2" table:style-name="ce6">
            <text:p>2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7">
            <text:p>Other important minerals in the thin section (%)</text:p>
          </table:table-cell>
          <table:table-cell office:value-type="string" table:style-name="ce5">
            <text:p>Feldspar 70%<text:s/></text:p>
          </table:table-cell>
          <table:table-cell office:value-type="string" table:style-name="ce5">
            <text:p>Olivine 10%</text:p>
          </table:table-cell>
          <table:table-cell table:number-columns-repeated="16381"/>
        </table:table-row>
        <table:table-row table:style-name="ro2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8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8">
            <text:p>General characteristics of the mineral</text:p>
          </table:table-cell>
          <table:table-cell office:value-type="string" table:style-name="ce5">
            <text:p>Pyroxene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9">
            <text:p>(Ca,Mg,Fe,Mn,Na,Li)(Al, Mg, Fe, Mn,Cr,Ti)(Si, Al)<text:span text:style-name="T2">2</text:span>O<text:span text:style-name="T2">6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Idiomorphic, hypidiomorphic or allotrimorphic with prismatic habit and square basal sections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f</text:p>
          </table:table-cell>
          <table:table-cell office:value-type="string" table:style-name="ce5">
            <text:p>From medium to hig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0">
            <text:p>Colorless, beix and gree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From none to strong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leavage</text:p>
          </table:table-cell>
          <table:table-cell office:value-type="string" table:style-name="ce5">
            <text:p>Not always visible, two directions that intersect at about 90 degrees (observable in basal sections), both parallel to the direction of extension (in longitudinal sections only one direction is distinguished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5">
            <text:p>Uralitization (amphiboles), antigorite, chlorite, epideta, biotite, talc, calcite and op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nterference color (order)</text:p>
          </table:table-cell>
          <table:table-cell office:value-type="string" table:style-name="ce5">
            <text:p>Until 2nd order colours that may be masked if mineral has strong colours in NAPL (Non analyzed polarized light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tion</text:p>
          </table:table-cell>
          <table:table-cell office:value-type="string" table:style-name="ce5">
            <text:p>In longitudinal sections, some families have right extinction and they are called orthopyroxenes, and others that show oblique extinction are called clinopyroxen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winning</text:p>
          </table:table-cell>
          <table:table-cell office:value-type="string" table:style-name="ce5">
            <text:p>Only clinopyroxenes may have polysynthetic twinning {100} and less common, simple twinning {001}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Present in some varieti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Positive or nega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16:56Z</dc:date>
    <meta:editing-cycles>9</meta:editing-cycles>
    <meta:editing-duration>PT4012S</meta:editing-duration>
  </office:meta>
</office:document-meta>
</file>